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InterfaceAvailableException.NoInterfaceAvailableException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InterfaceAvailableException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